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12.2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hage_request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Wo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yment table "created date" column adde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yment mode default “RazorPay” updated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otes Shown timing chang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owser Favicon soluti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emoval condition authentication remov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TP template update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BA user creation [99999xxxxx]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nk Mail Template change and integratio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-Mail ID verification redirec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ntent response filter for user vot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Home content response vote hiding for guest us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rove and Remove content api response change [count]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Email_ID verification mail sending during upload content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Total</text:p>
          </table:table-cell>
          <table:table-cell table:style-name="ce3" office:value-type="string">
            <text:p>25hrs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g_fix" table:style-name="ta1" table:print="false"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S.No </text:p>
          </table:table-cell>
          <table:table-cell table:style-name="ce1" office:value-type="string">
            <text:p>Wo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file picture change issue fi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mbership &amp; Upload limit issue fi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ntent loading Algorithm fix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lock chain table issue fix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tent delete mail recipient changed from rejector to content user</text:p>
          </table:table-cell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2020/03/12</text:date>, <text:time>10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9:45:54.51</meta:creation-date>
    <dc:date>2020-03-12T10:40:37.70</dc:date>
    <meta:editing-duration>PT54M15S</meta:editing-duration>
    <meta:editing-cycles>48</meta:editing-cycles>
    <meta:generator>OpenOffice/4.1.2$Win32 OpenOffice.org_project/412m3$Build-9782</meta:generator>
    <meta:document-statistic meta:table-count="2" meta:cell-count="42" meta:object-count="0"/>
  </office:meta>
</office:document-meta>
</file>